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">
      <style:paragraph-properties fo:margin-top="0cm" fo:margin-bottom="0cm"/>
    </style:style>
    <style:style style:name="P13" style:family="paragraph" style:parent-style-name="Text_20_body" style:list-style-name="L2">
      <style:paragraph-properties fo:margin-top="0cm" fo:margin-bottom="0cm"/>
    </style:style>
    <style:style style:name="P14" style:family="paragraph" style:parent-style-name="Text_20_body" style:list-style-name="L10">
      <style:paragraph-properties fo:margin-top="0cm" fo:margin-bottom="0cm"/>
    </style:style>
    <style:style style:name="P15" style:family="paragraph" style:parent-style-name="Standard">
      <style:paragraph-properties fo:margin-top="0cm" fo:margin-bottom="0.499cm"/>
    </style:style>
    <style:style style:name="P16" style:family="paragraph" style:parent-style-name="Preformatted_20_Text" style:list-style-name="L3"/>
    <style:style style:name="P17" style:family="paragraph" style:parent-style-name="Preformatted_20_Text" style:list-style-name="L4"/>
    <style:style style:name="P18" style:family="paragraph" style:parent-style-name="Preformatted_20_Text" style:list-style-name="L5"/>
    <style:style style:name="P19" style:family="paragraph" style:parent-style-name="Preformatted_20_Text" style:list-style-name="L6"/>
    <style:style style:name="P20" style:family="paragraph" style:parent-style-name="Preformatted_20_Text" style:list-style-name="L7"/>
    <style:style style:name="P21" style:family="paragraph" style:parent-style-name="Preformatted_20_Text" style:list-style-name="L8"/>
    <style:style style:name="P22" style:family="paragraph" style:parent-style-name="Preformatted_20_Text" style:list-style-name="L3">
      <style:paragraph-properties style:writing-mode="lr-tb"/>
    </style:style>
    <style:style style:name="P23" style:family="paragraph" style:parent-style-name="Preformatted_20_Text" style:list-style-name="L4">
      <style:paragraph-properties style:writing-mode="lr-tb"/>
    </style:style>
    <style:style style:name="P24" style:family="paragraph" style:parent-style-name="Preformatted_20_Text" style:list-style-name="L5">
      <style:paragraph-properties style:writing-mode="lr-tb"/>
    </style:style>
    <style:style style:name="P25" style:family="paragraph" style:parent-style-name="Preformatted_20_Text" style:list-style-name="L6">
      <style:paragraph-properties style:writing-mode="lr-tb"/>
    </style:style>
    <style:style style:name="P26" style:family="paragraph" style:parent-style-name="Preformatted_20_Text" style:list-style-name="L7">
      <style:paragraph-properties style:writing-mode="lr-tb"/>
    </style:style>
    <style:style style:name="P27" style:family="paragraph" style:parent-style-name="Preformatted_20_Text" style:list-style-name="L8">
      <style:paragraph-properties style:writing-mode="lr-tb"/>
    </style:style>
    <style:style style:name="P28" style:family="paragraph" style:parent-style-name="Preformatted_20_Text" style:list-style-name="L3">
      <style:paragraph-properties fo:margin-top="0cm" fo:margin-bottom="0.499cm" style:writing-mode="lr-tb"/>
    </style:style>
    <style:style style:name="P29" style:family="paragraph" style:parent-style-name="Preformatted_20_Text" style:list-style-name="L4">
      <style:paragraph-properties fo:margin-top="0cm" fo:margin-bottom="0.499cm" style:writing-mode="lr-tb"/>
    </style:style>
    <style:style style:name="P30" style:family="paragraph" style:parent-style-name="Preformatted_20_Text" style:list-style-name="L5">
      <style:paragraph-properties fo:margin-top="0cm" fo:margin-bottom="0.499cm" style:writing-mode="lr-tb"/>
    </style:style>
    <style:style style:name="P31" style:family="paragraph" style:parent-style-name="Preformatted_20_Text" style:list-style-name="L6">
      <style:paragraph-properties fo:margin-top="0cm" fo:margin-bottom="0.499cm" style:writing-mode="lr-tb"/>
    </style:style>
    <style:style style:name="P32" style:family="paragraph" style:parent-style-name="Preformatted_20_Text" style:list-style-name="L7">
      <style:paragraph-properties fo:margin-top="0cm" fo:margin-bottom="0.499cm" style:writing-mode="lr-tb"/>
    </style:style>
    <style:style style:name="P33" style:family="paragraph" style:parent-style-name="Preformatted_20_Text" style:list-style-name="L8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pring boot를 어떤 순서를 예시를 들면서 설명해줘</text:p>
      <text:p text:style-name="Text_20_body">스프링 부트를 사용하여 간단한 웹 애플리케이션을 만드는 예시를 통해, 스프링 부트를 개발하는 순서를 단계별로 설명하겠습니다. 예시로는 <text:span text:style-name="Strong_20_Emphasis">간단한 사용자 관리 시스템</text:span>을 만들어 보겠습니다. 이 애플리케이션은 사용자를 생성하고 조회하는 기능을 가집니다.</text:p>
      <text:h text:style-name="Heading_20_3" text:outline-level="3">1. 프로젝트 생성 및 초기 설정</text:h>
      <text:h text:style-name="Heading_20_4" text:outline-level="4">1.1 Spring Initializr를 사용하여 프로젝트 생성</text:h>
      <text:list xml:id="list3875794131514364589" text:style-name="L1">
        <text:list-item>
          <text:p text:style-name="P12"><text:span text:style-name="Strong_20_Emphasis">Spring Initializr</text:span>(<text:a xlink:type="simple" xlink:href="https://start.spring.io/)에" office:target-frame-name="_new" xlink:show="replace" text:style-name="Internet_20_link" text:visited-style-name="Visited_20_Internet_20_Link">https://start.spring.io/)에</text:a> 접속합니다.</text:p>
        </text:list-item>
        <text:list-item>
          <text:p text:style-name="P12"><text:span text:style-name="Strong_20_Emphasis">프로젝트 설정</text:span>:</text:p>
          <text:list>
            <text:list-item>
              <text:p text:style-name="P12"><text:span text:style-name="Strong_20_Emphasis">Project</text:span>: Gradle Project</text:p>
            </text:list-item>
            <text:list-item>
              <text:p text:style-name="P12"><text:span text:style-name="Strong_20_Emphasis">Language</text:span>: Java</text:p>
            </text:list-item>
            <text:list-item>
              <text:p text:style-name="P12"><text:span text:style-name="Strong_20_Emphasis">Spring Boot Version</text:span>: 최신 버전 선택</text:p>
            </text:list-item>
            <text:list-item>
              <text:p text:style-name="P12"><text:span text:style-name="Strong_20_Emphasis">Group</text:span>: com.example</text:p>
            </text:list-item>
            <text:list-item>
              <text:p text:style-name="P12"><text:span text:style-name="Strong_20_Emphasis">Artifact</text:span>: user-management</text:p>
            </text:list-item>
            <text:list-item>
              <text:p text:style-name="P12"><text:span text:style-name="Strong_20_Emphasis">Packaging</text:span>: Jar</text:p>
            </text:list-item>
            <text:list-item>
              <text:p text:style-name="P12"><text:span text:style-name="Strong_20_Emphasis">Java Version</text:span>: 17 (또는 현재 사용 중인 버전)</text:p>
            </text:list-item>
          </text:list>
        </text:list-item>
        <text:list-item>
          <text:p text:style-name="P12"><text:span text:style-name="Strong_20_Emphasis">Dependencies 추가</text:span>:</text:p>
          <text:list>
            <text:list-item>
              <text:p text:style-name="P12"><text:span text:style-name="Strong_20_Emphasis">Spring Web</text:span>: 웹 애플리케이션 개발을 위한 기본 의존성</text:p>
            </text:list-item>
            <text:list-item>
              <text:p text:style-name="P12"><text:span text:style-name="Strong_20_Emphasis">Spring Data JPA</text:span>: 데이터베이스와의 상호작용을 위한 JPA</text:p>
            </text:list-item>
            <text:list-item>
              <text:p text:style-name="P12"><text:span text:style-name="Strong_20_Emphasis">H2 Database</text:span>: 임베디드 데이터베이스(개발과 테스트용)</text:p>
            </text:list-item>
            <text:list-item>
              <text:p text:style-name="P12"><text:span text:style-name="Strong_20_Emphasis">Thymeleaf</text:span>: 서버사이드 렌더링을 위한 템플릿 엔진</text:p>
            </text:list-item>
            <text:list-item>
              <text:p text:style-name="P1"><text:span text:style-name="Strong_20_Emphasis">Lombok</text:span>: 보일러플레이트 코드를 줄이기 위한 라이브러리</text:p>
            </text:list-item>
          </text:list>
        </text:list-item>
      </text:list>
      <text:h text:style-name="Heading_20_4" text:outline-level="4">1.2 프로젝트 열기</text:h>
      <text:list xml:id="list3590831858498787930" text:style-name="L2">
        <text:list-item>
          <text:p text:style-name="P13">Spring Initializr에서 생성된 프로젝트를 IDE(예: IntelliJ IDEA)로 엽니다.</text:p>
        </text:list-item>
        <text:list-item>
          <text:p text:style-name="P2"><text:span text:style-name="Source_20_Text">build.gradle</text:span> 파일을 확인하여 의존성이 올바르게 설정되었는지 확인합니다.</text:p>
        </text:list-item>
      </text:list>
      <text:h text:style-name="Heading_20_3" text:outline-level="3">2. 도메인 모델 설계 및 엔티티 작성</text:h>
      <text:h text:style-name="Heading_20_4" text:outline-level="4">2.1 사용자 엔티티(Entity) 클래스 작성</text:h>
      <text:list xml:id="list3964324151681256013" text:style-name="L3">
        <text:list-item>
          <text:p text:style-name="P3"><text:span text:style-name="Source_20_Text">com.example.usermanagement.model</text:span> 패키지를 생성하고, <text:span text:style-name="Source_20_Text">User</text:span> 엔티티 클래스를 작성합니다.</text:p>
          <text:p text:style-name="P16">java</text:p>
          <text:p text:style-name="P16">코드 복사</text:p>
          <text:p text:style-name="P22"><text:span text:style-name="Source_20_Text">package com.example.usermanagement.model;</text:span></text:p>
          <text:p text:style-name="P22"/>
          <text:p text:style-name="P22"><text:span text:style-name="Source_20_Text">import jakarta.persistence.Entity;</text:span></text:p>
          <text:p text:style-name="P22"><text:span text:style-name="Source_20_Text">import jakarta.persistence.GeneratedValue;</text:span></text:p>
          <text:p text:style-name="P22"><text:span text:style-name="Source_20_Text">import jakarta.persistence.GenerationType;</text:span></text:p>
          <text:p text:style-name="P22"><text:span text:style-name="Source_20_Text">import jakarta.persistence.Id;</text:span></text:p>
          <text:p text:style-name="P22"><text:span text:style-name="Source_20_Text">import lombok.Getter;</text:span></text:p>
          <text:p text:style-name="P22"><text:span text:style-name="Source_20_Text">import lombok.NoArgsConstructor;</text:span></text:p>
          <text:p text:style-name="P22"><text:span text:style-name="Source_20_Text">import lombok.Setter;</text:span></text:p>
          <text:p text:style-name="P22"/>
          <text:p text:style-name="P22"><text:span text:style-name="Source_20_Text">@Entity</text:span></text:p>
          <text:p text:style-name="P22"><text:soft-page-break/><text:span text:style-name="Source_20_Text">@Getter</text:span></text:p>
          <text:p text:style-name="P22"><text:span text:style-name="Source_20_Text">@Setter</text:span></text:p>
          <text:p text:style-name="P22"><text:span text:style-name="Source_20_Text">@NoArgsConstructor</text:span></text:p>
          <text:p text:style-name="P22"><text:span text:style-name="Source_20_Text">public class User {</text:span></text:p>
          <text:p text:style-name="P22"><text:span text:style-name="Source_20_Text"><text:s text:c="4"/>@Id</text:span></text:p>
          <text:p text:style-name="P22"><text:span text:style-name="Source_20_Text"><text:s text:c="4"/>@GeneratedValue(strategy = GenerationType.IDENTITY)</text:span></text:p>
          <text:p text:style-name="P22"><text:span text:style-name="Source_20_Text"><text:s text:c="4"/>private Long id;</text:span></text:p>
          <text:p text:style-name="P22"/>
          <text:p text:style-name="P22"><text:span text:style-name="Source_20_Text"><text:s text:c="4"/>private String name;</text:span></text:p>
          <text:p text:style-name="P22"><text:span text:style-name="Source_20_Text"><text:s text:c="4"/>private String email;</text:span></text:p>
          <text:p text:style-name="P28"><text:span text:style-name="Source_20_Text">}</text:span></text:p>
        </text:list-item>
      </text:list>
      <text:h text:style-name="Heading_20_3" text:outline-level="3">3. Repository 작성</text:h>
      <text:h text:style-name="Heading_20_4" text:outline-level="4">3.1 UserRepository 인터페이스 작성</text:h>
      <text:list xml:id="list6548842426737771131" text:style-name="L4">
        <text:list-item>
          <text:p text:style-name="P4"><text:span text:style-name="Source_20_Text">com.example.usermanagement.repository</text:span> 패키지를 생성하고, <text:span text:style-name="Source_20_Text">UserRepository</text:span> 인터페이스를 작성합니다.</text:p>
          <text:p text:style-name="P17">java</text:p>
          <text:p text:style-name="P17">코드 복사</text:p>
          <text:p text:style-name="P23"><text:span text:style-name="Source_20_Text">package com.example.usermanagement.repository;</text:span></text:p>
          <text:p text:style-name="P23"/>
          <text:p text:style-name="P23"><text:span text:style-name="Source_20_Text">import com.example.usermanagement.model.User;</text:span></text:p>
          <text:p text:style-name="P23"><text:span text:style-name="Source_20_Text">import org.springframework.data.jpa.repository.JpaRepository;</text:span></text:p>
          <text:p text:style-name="P23"/>
          <text:p text:style-name="P23"><text:span text:style-name="Source_20_Text">public interface UserRepository extends JpaRepository&lt;User, Long&gt; {</text:span></text:p>
          <text:p text:style-name="P29"><text:span text:style-name="Source_20_Text">}</text:span></text:p>
        </text:list-item>
      </text:list>
      <text:h text:style-name="Heading_20_3" text:outline-level="3">4. 서비스 계층 개발</text:h>
      <text:h text:style-name="Heading_20_4" text:outline-level="4">4.1 UserService 클래스 작성</text:h>
      <text:list xml:id="list6991842211027447760" text:style-name="L5">
        <text:list-item>
          <text:p text:style-name="P5"><text:span text:style-name="Source_20_Text">com.example.usermanagement.service</text:span> 패키지를 생성하고, <text:span text:style-name="Source_20_Text">UserService</text:span> 클래스를 작성합니다.</text:p>
          <text:p text:style-name="P18">java</text:p>
          <text:p text:style-name="P18">코드 복사</text:p>
          <text:p text:style-name="P24"><text:span text:style-name="Source_20_Text">package com.example.usermanagement.service;</text:span></text:p>
          <text:p text:style-name="P24"/>
          <text:p text:style-name="P24"><text:span text:style-name="Source_20_Text">import com.example.usermanagement.model.User;</text:span></text:p>
          <text:p text:style-name="P24"><text:span text:style-name="Source_20_Text">import com.example.usermanagement.repository.UserRepository;</text:span></text:p>
          <text:p text:style-name="P24"><text:span text:style-name="Source_20_Text">import org.springframework.beans.factory.annotation.Autowired;</text:span></text:p>
          <text:p text:style-name="P24"><text:span text:style-name="Source_20_Text">import org.springframework.stereotype.Service;</text:span></text:p>
          <text:p text:style-name="P24"/>
          <text:p text:style-name="P24"><text:span text:style-name="Source_20_Text">import java.util.List;</text:span></text:p>
          <text:p text:style-name="P24"/>
          <text:p text:style-name="P24"><text:span text:style-name="Source_20_Text">@Service</text:span></text:p>
          <text:p text:style-name="P24"><text:span text:style-name="Source_20_Text">public class UserService {</text:span></text:p>
          <text:p text:style-name="P24"/>
          <text:p text:style-name="P24"><text:span text:style-name="Source_20_Text"><text:s text:c="4"/>@Autowired</text:span></text:p>
          <text:p text:style-name="P24"><text:span text:style-name="Source_20_Text"><text:s text:c="4"/>private UserRepository userRepository;</text:span></text:p>
          <text:p text:style-name="P24"/>
          <text:p text:style-name="P24"><text:span text:style-name="Source_20_Text"><text:s text:c="4"/>public List&lt;User&gt; getAllUsers() {</text:span></text:p>
          <text:p text:style-name="P24"><text:span text:style-name="Source_20_Text"><text:s text:c="8"/>return userRepository.findAll();</text:span></text:p>
          <text:p text:style-name="P24"><text:span text:style-name="Source_20_Text"><text:s text:c="4"/>}</text:span></text:p>
          <text:p text:style-name="P24"><text:soft-page-break/></text:p>
          <text:p text:style-name="P24"><text:span text:style-name="Source_20_Text"><text:s text:c="4"/>public User createUser(User user) {</text:span></text:p>
          <text:p text:style-name="P24"><text:span text:style-name="Source_20_Text"><text:s text:c="8"/>return userRepository.save(user);</text:span></text:p>
          <text:p text:style-name="P24"><text:span text:style-name="Source_20_Text"><text:s text:c="4"/>}</text:span></text:p>
          <text:p text:style-name="P30"><text:span text:style-name="Source_20_Text">}</text:span></text:p>
        </text:list-item>
      </text:list>
      <text:h text:style-name="Heading_20_3" text:outline-level="3">5. 컨트롤러 개발</text:h>
      <text:h text:style-name="Heading_20_4" text:outline-level="4">5.1 UserController 클래스 작성</text:h>
      <text:list xml:id="list508280597585601426" text:style-name="L6">
        <text:list-item>
          <text:p text:style-name="P6"><text:span text:style-name="Source_20_Text">com.example.usermanagement.controller</text:span> 패키지를 생성하고, <text:span text:style-name="Source_20_Text">UserController</text:span> 클래스를 작성합니다.</text:p>
          <text:p text:style-name="P19">java</text:p>
          <text:p text:style-name="P19">코드 복사</text:p>
          <text:p text:style-name="P25"><text:span text:style-name="Source_20_Text">package com.example.usermanagement.controller;</text:span></text:p>
          <text:p text:style-name="P25"/>
          <text:p text:style-name="P25"><text:span text:style-name="Source_20_Text">import com.example.usermanagement.model.User;</text:span></text:p>
          <text:p text:style-name="P25"><text:span text:style-name="Source_20_Text">import com.example.usermanagement.service.UserService;</text:span></text:p>
          <text:p text:style-name="P25"><text:span text:style-name="Source_20_Text">import org.springframework.beans.factory.annotation.Autowired;</text:span></text:p>
          <text:p text:style-name="P25"><text:span text:style-name="Source_20_Text">import org.springframework.stereotype.Controller;</text:span></text:p>
          <text:p text:style-name="P25"><text:span text:style-name="Source_20_Text">import org.springframework.ui.Model;</text:span></text:p>
          <text:p text:style-name="P25"><text:span text:style-name="Source_20_Text">import org.springframework.web.bind.annotation.GetMapping;</text:span></text:p>
          <text:p text:style-name="P25"><text:span text:style-name="Source_20_Text">import org.springframework.web.bind.annotation.PostMapping;</text:span></text:p>
          <text:p text:style-name="P25"/>
          <text:p text:style-name="P25"><text:span text:style-name="Source_20_Text">import java.util.List;</text:span></text:p>
          <text:p text:style-name="P25"/>
          <text:p text:style-name="P25"><text:span text:style-name="Source_20_Text">@Controller</text:span></text:p>
          <text:p text:style-name="P25"><text:span text:style-name="Source_20_Text">public class UserController {</text:span></text:p>
          <text:p text:style-name="P25"/>
          <text:p text:style-name="P25"><text:span text:style-name="Source_20_Text"><text:s text:c="4"/>@Autowired</text:span></text:p>
          <text:p text:style-name="P25"><text:span text:style-name="Source_20_Text"><text:s text:c="4"/>private UserService userService;</text:span></text:p>
          <text:p text:style-name="P25"/>
          <text:p text:style-name="P25"><text:span text:style-name="Source_20_Text"><text:s text:c="4"/>@GetMapping("/users")</text:span></text:p>
          <text:p text:style-name="P25"><text:span text:style-name="Source_20_Text"><text:s text:c="4"/>public String listUsers(Model model) {</text:span></text:p>
          <text:p text:style-name="P25"><text:span text:style-name="Source_20_Text"><text:s text:c="8"/>List&lt;User&gt; users = userService.getAllUsers();</text:span></text:p>
          <text:p text:style-name="P25"><text:span text:style-name="Source_20_Text"><text:s text:c="8"/>model.addAttribute("users", users);</text:span></text:p>
          <text:p text:style-name="P25"><text:span text:style-name="Source_20_Text"><text:s text:c="8"/>return "user-list";</text:span></text:p>
          <text:p text:style-name="P25"><text:span text:style-name="Source_20_Text"><text:s text:c="4"/>}</text:span></text:p>
          <text:p text:style-name="P25"/>
          <text:p text:style-name="P25"><text:span text:style-name="Source_20_Text"><text:s text:c="4"/>@PostMapping("/users")</text:span></text:p>
          <text:p text:style-name="P25"><text:span text:style-name="Source_20_Text"><text:s text:c="4"/>public String createUser(User user) {</text:span></text:p>
          <text:p text:style-name="P25"><text:span text:style-name="Source_20_Text"><text:s text:c="8"/>userService.createUser(user);</text:span></text:p>
          <text:p text:style-name="P25"><text:span text:style-name="Source_20_Text"><text:s text:c="8"/>return "redirect:/users";</text:span></text:p>
          <text:p text:style-name="P25"><text:span text:style-name="Source_20_Text"><text:s text:c="4"/>}</text:span></text:p>
          <text:p text:style-name="P31"><text:span text:style-name="Source_20_Text">}</text:span></text:p>
        </text:list-item>
      </text:list>
      <text:h text:style-name="Heading_20_3" text:outline-level="3">6. 뷰 (View) 개발</text:h>
      <text:h text:style-name="Heading_20_4" text:outline-level="4">6.1 Thymeleaf 템플릿 작성</text:h>
      <text:list xml:id="list8705776723791956872" text:style-name="L7">
        <text:list-item>
          <text:p text:style-name="P7"><text:span text:style-name="Source_20_Text">src/main/resources/templates</text:span> 디렉토리에 <text:span text:style-name="Source_20_Text">user-list.html</text:span> 파일을 작성합니다.</text:p>
          <text:p text:style-name="P20"><text:soft-page-break/>html</text:p>
          <text:p text:style-name="P20">코드 복사</text:p>
          <text:p text:style-name="P26"><text:span text:style-name="Source_20_Text">&lt;!DOCTYPE html&gt;</text:span></text:p>
          <text:p text:style-name="P26"><text:span text:style-name="Source_20_Text">&lt;html xmlns:th="http://www.thymeleaf.org"&gt;</text:span></text:p>
          <text:p text:style-name="P26"><text:span text:style-name="Source_20_Text">&lt;head&gt;</text:span></text:p>
          <text:p text:style-name="P26"><text:span text:style-name="Source_20_Text"><text:s text:c="4"/>&lt;title&gt;User List&lt;/title&gt;</text:span></text:p>
          <text:p text:style-name="P26"><text:span text:style-name="Source_20_Text">&lt;/head&gt;</text:span></text:p>
          <text:p text:style-name="P26"><text:span text:style-name="Source_20_Text">&lt;body&gt;</text:span></text:p>
          <text:p text:style-name="P26"><text:span text:style-name="Source_20_Text"><text:s text:c="4"/>&lt;h1&gt;User List&lt;/h1&gt;</text:span></text:p>
          <text:p text:style-name="P26"><text:span text:style-name="Source_20_Text"><text:s text:c="4"/>&lt;form action="/users" method="post"&gt;</text:span></text:p>
          <text:p text:style-name="P26"><text:span text:style-name="Source_20_Text"><text:s text:c="8"/>&lt;input type="text" name="name" placeholder="Name" required/&gt;</text:span></text:p>
          <text:p text:style-name="P26"><text:span text:style-name="Source_20_Text"><text:s text:c="8"/>&lt;input type="email" name="email" placeholder="Email" required/&gt;</text:span></text:p>
          <text:p text:style-name="P26"><text:span text:style-name="Source_20_Text"><text:s text:c="8"/>&lt;button type="submit"&gt;Add User&lt;/button&gt;</text:span></text:p>
          <text:p text:style-name="P26"><text:span text:style-name="Source_20_Text"><text:s text:c="4"/>&lt;/form&gt;</text:span></text:p>
          <text:p text:style-name="P26"><text:span text:style-name="Source_20_Text"><text:s text:c="4"/>&lt;ul&gt;</text:span></text:p>
          <text:p text:style-name="P26"><text:span text:style-name="Source_20_Text"><text:s text:c="8"/>&lt;li th:each="user : ${users}"&gt;</text:span></text:p>
          <text:p text:style-name="P26"><text:span text:style-name="Source_20_Text"><text:s text:c="12"/>&lt;span th:text="${user.name}"&gt;&lt;/span&gt; - &lt;span th:text="${user.email}"&gt;&lt;/span&gt;</text:span></text:p>
          <text:p text:style-name="P26"><text:span text:style-name="Source_20_Text"><text:s text:c="8"/>&lt;/li&gt;</text:span></text:p>
          <text:p text:style-name="P26"><text:span text:style-name="Source_20_Text"><text:s text:c="4"/>&lt;/ul&gt;</text:span></text:p>
          <text:p text:style-name="P26"><text:span text:style-name="Source_20_Text">&lt;/body&gt;</text:span></text:p>
          <text:p text:style-name="P32"><text:span text:style-name="Source_20_Text">&lt;/html&gt;</text:span></text:p>
        </text:list-item>
      </text:list>
      <text:h text:style-name="Heading_20_3" text:outline-level="3">7. 애플리케이션 실행 및 테스트</text:h>
      <text:h text:style-name="Heading_20_4" text:outline-level="4">7.1 애플리케이션 실행</text:h>
      <text:list xml:id="list5478570592071527626" text:style-name="L8">
        <text:list-item>
          <text:p text:style-name="P8"><text:span text:style-name="Source_20_Text">UserManagementApplication</text:span> 클래스에서 <text:span text:style-name="Source_20_Text">main</text:span> 메서드를 실행하여 애플리케이션을 시작합니다.</text:p>
          <text:p text:style-name="P21">java</text:p>
          <text:p text:style-name="P21">코드 복사</text:p>
          <text:p text:style-name="P27"><text:span text:style-name="Source_20_Text">package com.example.usermanagement;</text:span></text:p>
          <text:p text:style-name="P27"/>
          <text:p text:style-name="P27"><text:span text:style-name="Source_20_Text">import org.springframework.boot.SpringApplication;</text:span></text:p>
          <text:p text:style-name="P27"><text:span text:style-name="Source_20_Text">import org.springframework.boot.autoconfigure.SpringBootApplication;</text:span></text:p>
          <text:p text:style-name="P27"/>
          <text:p text:style-name="P27"><text:span text:style-name="Source_20_Text">@SpringBootApplication</text:span></text:p>
          <text:p text:style-name="P27"><text:span text:style-name="Source_20_Text">public class UserManagementApplication {</text:span></text:p>
          <text:p text:style-name="P27"><text:span text:style-name="Source_20_Text"><text:s text:c="4"/>public static void main(String[] args) {</text:span></text:p>
          <text:p text:style-name="P27"><text:span text:style-name="Source_20_Text"><text:s text:c="8"/>SpringApplication.run(UserManagementApplication.class, args);</text:span></text:p>
          <text:p text:style-name="P27"><text:span text:style-name="Source_20_Text"><text:s text:c="4"/>}</text:span></text:p>
          <text:p text:style-name="P33"><text:span text:style-name="Source_20_Text">}</text:span></text:p>
        </text:list-item>
      </text:list>
      <text:h text:style-name="Heading_20_4" text:outline-level="4">7.2 애플리케이션 테스트</text:h>
      <text:list xml:id="list4725601716797028219" text:style-name="L9">
        <text:list-item>
          <text:p text:style-name="P9">브라우저에서 <text:span text:style-name="Source_20_Text">http://localhost:8080/users</text:span>에 접속하여 사용자를 추가하고 목록을 확인할 수 있습니다.</text:p>
        </text:list-item>
      </text:list>
      <text:h text:style-name="Heading_20_3" text:outline-level="3"><text:soft-page-break/>8. 배포 및 유지보수</text:h>
      <text:h text:style-name="Heading_20_4" text:outline-level="4">8.1 배포</text:h>
      <text:list xml:id="list8634108082623653952" text:style-name="L10">
        <text:list-item>
          <text:p text:style-name="P14">빌드 툴(Gradle)을 사용하여 JAR 파일을 생성하고, 이를 서버에 배포하여 애플리케이션을 운영합니다.</text:p>
        </text:list-item>
        <text:list-item>
          <text:p text:style-name="P10">예: <text:span text:style-name="Source_20_Text">./gradlew build</text:span>를 실행하여 빌드 후, 생성된 JAR 파일을 서버에 배포.</text:p>
        </text:list-item>
      </text:list>
      <text:h text:style-name="Heading_20_4" text:outline-level="4">8.2 유지보수 및 확장</text:h>
      <text:list xml:id="list5773194778848014603" text:style-name="L11">
        <text:list-item>
          <text:p text:style-name="P11">새로운 기능이 필요하면 동일한 과정을 통해 컨트롤러, 서비스, 리포지토리, 뷰를 추가하거나 수정하여 애플리케이션을 확장합니다.</text:p>
        </text:list-item>
      </text:list>
      <text:p text:style-name="Text_20_body">이렇게 간단한 사용자 관리 시스템을 예로 들어, 스프링 부트를 사용하는 전체 과정을 설명했습니다. 이 단계들을 따라가면 스프링 부트를 기반으로 하는 웹 애플리케이션을 효과적으로 개발할 수 있습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바탕1" style:font-size-asian="7pt" style:font-weight-asian="bold" style:font-name-complex="Arial1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바탕1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9T10:16:03.61</meta:creation-date>
    <meta:document-statistic meta:table-count="0" meta:image-count="0" meta:object-count="0" meta:page-count="5" meta:paragraph-count="155" meta:word-count="1234" meta:character-count="4886"/>
    <dc:date>2024-08-29T10:16:54.24</dc:date>
    <meta:editing-duration>PT50S</meta:editing-duration>
    <meta:editing-cycles>1</meta:editing-cycles>
    <meta:generator>OpenOffice/4.1.15$Win32 OpenOffice.org_project/4115m2$Build-9813</meta:generator>
  </office:meta>
</office:document-meta>
</file>